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g draw:name="Group 6" draw:id="id63">
          <svg:title/>
          <svg:desc/>
          <draw:custom-shape svg:x="0.34745in" svg:y="0.80046in" svg:width="4.7791in" svg:height="5.30963in" draw:id="id82" draw:style-name="a488" draw:name="Rectangle 3">
            <svg:title/>
            <svg:desc/>
            <text:p text:style-name="a487" text:class-names="" text:cond-style-name=""><text:span text:style-name="a4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4745in" svg:y="0.80046in" svg:width="4.7791in" svg:height="0.39659in" draw:id="id83" draw:style-name="a496" draw:name="Rectangle 4">
            <svg:title/>
            <svg:desc/>
            <text:p text:style-name="a495" text:class-names="" text:cond-style-name=""><text:span text:style-name="a489" text:class-names="">Nav – (</text:span><text:span text:style-name="a490" text:class-names="">HomePage</text:span><text:span text:style-name="a491" text:class-names="">,<text:s text:c="1"/></text:span><text:span text:style-name="a492" text:class-names="">Moderator (login)</text:span><text:span text:style-name="a493" text:class-names="">, Quiz Page, Add Quiz data)</text:span><text:span text:style-name="a4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4745in" svg:y="1.19705in" svg:width="1.09746in" svg:height="4.91304in" draw:id="id84" draw:style-name="a499" draw:name="Rectangle 5">
            <svg:title/>
            <svg:desc/>
            <text:p text:style-name="a498" text:class-names="" text:cond-style-name=""><text:span text:style-name="a4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30" draw:id="id64">
          <svg:title/>
          <svg:desc/>
          <draw:g draw:name="Group 9" draw:id="id70">
            <svg:title/>
            <svg:desc/>
            <draw:custom-shape svg:x="5.31345in" svg:y="0.80046in" svg:width="4.83966in" svg:height="5.11697in" draw:id="id79" draw:style-name="a476" draw:name="Rectangle 10">
              <svg:title/>
              <svg:desc/>
              <text:p text:style-name="a475" text:class-names="" text:cond-style-name=""><text:span text:style-name="a47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31345in" svg:y="0.80046in" svg:width="4.83966in" svg:height="0.3822in" draw:id="id80" draw:style-name="a482" draw:name="Rectangle 11">
              <svg:title/>
              <svg:desc/>
              <text:p text:style-name="a481" text:class-names="" text:cond-style-name=""><text:span text:style-name="a477" text:class-names="">Nav – (</text:span><text:span text:style-name="a478" text:class-names="">HomePage</text:span><text:span text:style-name="a479" text:class-names="">, Moderator (login), Quiz Page, Add Quiz data)</text:span><text:span text:style-name="a4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31345in" svg:y="1.18266in" svg:width="1.11137in" svg:height="4.73477in" draw:id="id81" draw:style-name="a485" draw:name="Rectangle 12">
              <svg:title/>
              <svg:desc/>
              <text:p text:style-name="a484" text:class-names="" text:cond-style-name=""><text:span text:style-name="a48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71" draw:style-name="a420" draw:name="TextBox 13" svg:x="5.39745in" svg:y="1.56486in" svg:width="0.9772in" svg:height="1.16069in">
            <draw:text-box>
              <text:p text:style-name="a419" text:class-names="" text:cond-style-name=""><text:span text:style-name="a417" text:class-names="">How to run each type of quiz (Tutorial)</text:span><text:span text:style-name="a418" text:class-names=""/></text:p>
            </draw:text-box>
            <svg:title/>
            <svg:desc/>
          </draw:frame>
          <draw:custom-shape svg:x="6.56297in" svg:y="2.32927in" svg:width="3.21997in" svg:height="1.24897in" draw:id="id72" draw:style-name="a423" draw:name="Rectangle 19">
            <svg:title/>
            <svg:desc/>
            <text:p text:style-name="a422" text:class-names="" text:cond-style-name=""><text:span text:style-name="a4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3" draw:style-name="a427" draw:name="TextBox 16" svg:x="6.6709in" svg:y="1.56486in" svg:width="1.25113in" svg:height="0.24621in">
            <draw:text-box>
              <text:p text:style-name="a426" text:class-names="" text:cond-style-name=""><text:span text:style-name="a424" text:class-names="">Number of Questions</text:span><text:span text:style-name="a425" text:class-names=""/></text:p>
            </draw:text-box>
            <svg:title/>
            <svg:desc/>
          </draw:frame>
          <draw:frame draw:id="id74" draw:style-name="a431" draw:name="TextBox 17" svg:x="6.6709in" svg:y="1.94707in" svg:width="1.25113in" svg:height="0.24621in">
            <draw:text-box>
              <text:p text:style-name="a430" text:class-names="" text:cond-style-name=""><text:span text:style-name="a428" text:class-names="">Topic(s)</text:span><text:span text:style-name="a429" text:class-names=""/></text:p>
            </draw:text-box>
            <svg:title/>
            <svg:desc/>
          </draw:frame>
          <draw:frame draw:id="id75" draw:style-name="a437" draw:name="TextBox 20" svg:x="6.50882in" svg:y="2.30348in" svg:width="3.27413in" svg:height="0.60586in">
            <draw:text-box>
              <text:p text:style-name="a436" text:class-names="" text:cond-style-name=""><text:span text:style-name="a432" text:class-names="">Div</text:span><text:span text:style-name="a433" text:class-names=""><text:s text:c="1"/>–<text:s text:c="1"/></text:span><text:span text:style-name="a434" text:class-names="">Inner HTML changes to new question <text:s text:c="1"/>(FINAL SCORE at end of quiz)<text:s text:c="1"/></text:span><text:span text:style-name="a435" text:class-names=""/></text:p>
            </draw:text-box>
            <svg:title/>
            <svg:desc/>
          </draw:frame>
          <draw:frame draw:id="id76" draw:style-name="a441" draw:name="TextBox 21" svg:x="6.56297in" svg:y="3.71424in" svg:width="1.25113in" svg:height="0.24621in">
            <draw:text-box>
              <text:p text:style-name="a440" text:class-names="" text:cond-style-name=""><text:span text:style-name="a438" text:class-names="">Input for Answers</text:span><text:span text:style-name="a439" text:class-names=""/></text:p>
            </draw:text-box>
            <svg:title/>
            <svg:desc/>
          </draw:frame>
          <draw:custom-shape svg:x="7.92203in" svg:y="3.67458in" svg:width="1.016in" svg:height="0.32552in" draw:id="id77" draw:style-name="a445" draw:name="Oval 22">
            <svg:title/>
            <svg:desc/>
            <text:p text:style-name="a444" text:class-names="" text:cond-style-name=""><text:span text:style-name="a442" text:class-names="">Submit</text:span><text:span text:style-name="a44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78" draw:style-name="a473" draw:name="TextBox 23" svg:x="8.83247in" svg:y="3.67458in" svg:width="1.91065in" svg:height="1.16123in">
            <draw:text-box>
              <text:p text:style-name="a447" text:class-names="" text:cond-style-name=""><text:span text:style-name="a446" text:class-names="">Will:</text:span></text:p>
              <text:list text:style-name="a452">
                <text:list-item>
                  <text:p text:style-name="a451" text:class-names="" text:cond-style-name=""><text:span text:style-name="a448" text:class-names="">Stores</text:span><text:span text:style-name="a449" text:class-names=""><text:s text:c="1"/></text:span><text:span text:style-name="a450" text:class-names="">correct/incorrect</text:span></text:p>
                </text:list-item>
              </text:list>
              <text:list text:style-name="a455">
                <text:list-item>
                  <text:p text:style-name="a454" text:class-names="" text:cond-style-name=""><text:span text:style-name="a453" text:class-names="">Wipes input field</text:span></text:p>
                </text:list-item>
              </text:list>
              <text:list text:style-name="a466">
                <text:list-item>
                  <text:p text:style-name="a465" text:class-names="" text:cond-style-name=""><text:span text:style-name="a456" text:class-names="">Change</text:span><text:span text:style-name="a457" text:class-names=""><text:s text:c="1"/></text:span><text:span text:style-name="a458" text:class-names="">Div</text:span><text:span text:style-name="a459" text:class-names=""><text:s text:c="1"/></text:span><text:span text:style-name="a460" text:class-names="">to</text:span><text:span text:style-name="a461" text:class-names=""><text:s text:c="1"/></text:span><text:span text:style-name="a462" text:class-names="">next</text:span><text:span text:style-name="a463" text:class-names=""><text:s text:c="1"/></text:span><text:span text:style-name="a464" text:class-names="">question</text:span></text:p>
                </text:list-item>
              </text:list>
              <text:list text:style-name="a472">
                <text:list-item>
                  <text:p text:style-name="a471" text:class-names="" text:cond-style-name=""><text:span text:style-name="a467" text:class-names="">Count</text:span><text:span text:style-name="a468" text:class-names=""><text:s text:c="1"/></text:span><text:span text:style-name="a469" text:class-names="">corrects answer</text:span><text:span text:style-name="a470" text:class-names="">s</text:span></text:p>
                </text:list-item>
              </text:list>
            </draw:text-box>
            <svg:title/>
            <svg:desc/>
          </draw:frame>
        </draw:g>
        <draw:frame draw:id="id65" draw:style-name="a400" draw:name="TextBox 24" svg:x="10.21101in" svg:y="0.56881in" svg:width="2.77064in" svg:height="2.22148in">
          <draw:text-box>
            <text:p text:style-name="a382" text:class-names="" text:cond-style-name=""><text:span text:style-name="a381" text:class-names="">Ideas:</text:span></text:p>
            <text:p text:style-name="a384" text:class-names="" text:cond-style-name=""><text:span text:style-name="a383" text:class-names=""/></text:p>
            <text:list text:style-name="a387">
              <text:list-item>
                <text:p text:style-name="a386" text:class-names="" text:cond-style-name=""><text:span text:style-name="a385" text:class-names="">Get 3 tries for questions</text:span></text:p>
              </text:list-item>
            </text:list>
            <text:list text:style-name="a394">
              <text:list-item>
                <text:p text:style-name="a393" text:class-names="" text:cond-style-name=""><text:span text:style-name="a388" text:class-names="">Topics</text:span><text:span text:style-name="a389" text:class-names=""><text:s text:c="1"/></text:span><text:span text:style-name="a390" text:class-names="">for</text:span><text:span text:style-name="a391" text:class-names=""><text:s text:c="1"/></text:span><text:span text:style-name="a392" text:class-names="">questions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Quit Button</text:span></text:p>
              </text:list-item>
            </text:list>
            <text:p text:style-name="a399" text:class-names="" text:cond-style-name=""><text:span text:style-name="a398" text:class-names=""/></text:p>
          </draw:text-box>
          <svg:title/>
          <svg:desc/>
        </draw:frame>
        <draw:frame draw:id="id66" draw:style-name="a404" draw:name="TextBox 31" svg:x="0.43607in" svg:y="1.56486in" svg:width="0.92173in" svg:height="0.43757in">
          <draw:text-box>
            <text:p text:style-name="a403" text:class-names="" text:cond-style-name=""><text:span text:style-name="a401" text:class-names="">Moderator log in here</text:span><text:span text:style-name="a402" text:class-names=""/></text:p>
          </draw:text-box>
          <svg:title/>
          <svg:desc/>
        </draw:frame>
        <draw:frame draw:id="id67" draw:style-name="a408" draw:name="TextBox 32" svg:x="0.43607in" svg:y="1.99879in" svg:width="0.82999in" svg:height="0.23561in">
          <draw:text-box>
            <text:p text:style-name="a407" text:class-names="" text:cond-style-name=""><text:span text:style-name="a405" text:class-names="">Moderator ID</text:span><text:span text:style-name="a406" text:class-names=""/></text:p>
          </draw:text-box>
          <svg:title/>
          <svg:desc/>
        </draw:frame>
        <draw:custom-shape svg:x="0.49734in" svg:y="2.31608in" svg:width="0.73941in" svg:height="0.23561in" draw:id="id68" draw:style-name="a412" draw:name="Oval 33">
          <svg:title/>
          <svg:desc/>
          <text:p text:style-name="a411" text:class-names="" text:cond-style-name=""><text:span text:style-name="a409" text:class-names="">Submit</text:span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02157in" svg:y="1.90419in" svg:width="1.016in" svg:height="0.32552in" draw:id="id69" draw:style-name="a416" draw:name="Oval 34">
          <svg:title/>
          <svg:desc/>
          <text:p text:style-name="a415" text:class-names="" text:cond-style-name=""><text:span text:style-name="a413" text:class-names="">Start</text:span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2" draw:style-name="a500" draw:master-page-name="Master1-Layout2-obj-Title-and-Content" presentation:presentation-page-layout-name="Master1-PPL2" draw:id="Slide-257">
        <draw:g draw:name="Group 3" draw:id="id85">
          <svg:title/>
          <svg:desc/>
          <draw:custom-shape svg:x="0.43919in" svg:y="0.80963in" svg:width="4.7791in" svg:height="5.30963in" draw:id="id105" draw:style-name="a609" draw:name="Rectangle 4">
            <svg:title/>
            <svg:desc/>
            <text:p text:style-name="a608" text:class-names="" text:cond-style-name=""><text:span text:style-name="a6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3919in" svg:y="0.80963in" svg:width="4.7791in" svg:height="0.39659in" draw:id="id106" draw:style-name="a615" draw:name="Rectangle 5">
            <svg:title/>
            <svg:desc/>
            <text:p text:style-name="a614" text:class-names="" text:cond-style-name=""><text:span text:style-name="a610" text:class-names="">Nav – (</text:span><text:span text:style-name="a611" text:class-names="">HomePage</text:span><text:span text:style-name="a612" text:class-names="">, Moderator (login), Quiz Page, Add Quiz data)</text:span><text:span text:style-name="a6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69725in" svg:y="1.38074in" svg:width="4.22018in" svg:height="1.26147in" draw:id="id86" draw:style-name="a504" draw:name="Rectangle 8">
          <svg:title/>
          <svg:desc/>
          <text:p text:style-name="a503" text:class-names="" text:cond-style-name=""><text:span text:style-name="a501" text:class-names="">Submitted Questions (2 dictionaries)</text:span><text:span text:style-name="a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508" draw:name="TextBox 11" svg:x="0.77182in" svg:y="2.81671in" svg:width="1.25113in" svg:height="0.23561in">
          <draw:text-box>
            <text:p text:style-name="a507" text:class-names="" text:cond-style-name=""><text:span text:style-name="a505" text:class-names="">Question Key to add</text:span><text:span text:style-name="a506" text:class-names=""/></text:p>
          </draw:text-box>
          <svg:title/>
          <svg:desc/>
        </draw:frame>
        <draw:custom-shape svg:x="2.21561in" svg:y="2.76855in" svg:width="1.016in" svg:height="0.32552in" draw:id="id88" draw:style-name="a512" draw:name="Oval 13">
          <svg:title/>
          <svg:desc/>
          <text:p text:style-name="a511" text:class-names="" text:cond-style-name=""><text:span text:style-name="a509" text:class-names="">Add</text:span><text:span text:style-name="a5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69725in" svg:y="3.22041in" svg:width="4.22018in" svg:height="0.49269in" draw:id="id89" draw:style-name="a517" draw:name="Rectangle 15">
          <svg:title/>
          <svg:desc/>
          <text:p text:style-name="a516" text:class-names="" text:cond-style-name=""><text:span text:style-name="a513" text:class-names="">Div</text:span><text:span text:style-name="a514" text:class-names=""><text:s text:c="1"/>– (Whether Question was successfully added)</text:span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542" draw:name="TextBox 16" svg:x="1.85202in" svg:y="2.2083in" svg:width="1.91065in" svg:height="0.70684in">
          <draw:text-box>
            <text:p text:style-name="a519" text:class-names="" text:cond-style-name=""><text:span text:style-name="a518" text:class-names="">Will:</text:span></text:p>
            <text:list text:style-name="a524">
              <text:list-item>
                <text:p text:style-name="a523" text:class-names="" text:cond-style-name=""><text:span text:style-name="a520" text:class-names="">Add question to<text:s text:c="1"/></text:span><text:span text:style-name="a521" text:class-names="">dict</text:span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Remove question from submission list</text:span></text:p>
              </text:list-item>
            </text:list>
            <text:list text:style-name="a538">
              <text:list-item>
                <text:p text:style-name="a537" text:class-names="" text:cond-style-name=""><text:span text:style-name="a528" text:class-names="">Give</text:span><text:span text:style-name="a529" text:class-names=""><text:s text:c="1"/></text:span><text:span text:style-name="a530" text:class-names="">feedback</text:span><text:span text:style-name="a531" text:class-names=""><text:s text:c="1"/></text:span><text:span text:style-name="a532" text:class-names="">on</text:span><text:span text:style-name="a533" text:class-names=""><text:s text:c="1"/></text:span><text:span text:style-name="a534" text:class-names="">succes</text:span><text:span text:style-name="a535" text:class-names="">s</text:span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  <draw:custom-shape svg:x="0.69725in" svg:y="3.96809in" svg:width="4.22018in" svg:height="1.26147in" draw:id="id91" draw:style-name="a546" draw:name="Rectangle 18">
          <svg:title/>
          <svg:desc/>
          <text:p text:style-name="a545" text:class-names="" text:cond-style-name=""><text:span text:style-name="a543" text:class-names="">Actual Questions (2 dictionaries)</text:span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550" draw:name="TextBox 19" svg:x="0.77182in" svg:y="5.40407in" svg:width="1.31993in" svg:height="0.23561in">
          <draw:text-box>
            <text:p text:style-name="a549" text:class-names="" text:cond-style-name=""><text:span text:style-name="a547" text:class-names="">Question Key to Remove</text:span><text:span text:style-name="a548" text:class-names=""/></text:p>
          </draw:text-box>
          <svg:title/>
          <svg:desc/>
        </draw:frame>
        <draw:custom-shape svg:x="2.21561in" svg:y="5.3559in" svg:width="1.016in" svg:height="0.32552in" draw:id="id93" draw:style-name="a554" draw:name="Oval 20">
          <svg:title/>
          <svg:desc/>
          <text:p text:style-name="a553" text:class-names="" text:cond-style-name=""><text:span text:style-name="a551" text:class-names="">Remove</text:span><text:span text:style-name="a55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29137in" svg:y="2.76855in" svg:width="1.016in" svg:height="0.32552in" draw:id="id94" draw:style-name="a558" draw:name="Oval 25">
          <svg:title/>
          <svg:desc/>
          <text:p text:style-name="a557" text:class-names="" text:cond-style-name=""><text:span text:style-name="a555" text:class-names="">Reject</text:span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5" draw:style-name="a569" draw:name="TextBox 26" svg:x="3.34567in" svg:y="5.3559in" svg:width="1.91065in" svg:height="0.70684in">
          <draw:text-box>
            <text:p text:style-name="a560" text:class-names="" text:cond-style-name=""><text:span text:style-name="a559" text:class-names="">Will:</text:span></text:p>
            <text:list text:style-name="a565">
              <text:list-item>
                <text:p text:style-name="a564" text:class-names="" text:cond-style-name=""><text:span text:style-name="a561" text:class-names="">Remove question from<text:s text:c="1"/></text:span><text:span text:style-name="a562" text:class-names="">dict</text:span><text:span text:style-name="a563" text:class-names=""/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  <draw:frame draw:id="id96" draw:style-name="a578" draw:name="TextBox 27" svg:x="3.64535in" svg:y="2.17787in" svg:width="1.2302in" svg:height="0.61697in">
          <draw:text-box>
            <text:p text:style-name="a571" text:class-names="" text:cond-style-name=""><text:span text:style-name="a570" text:class-names="">Will:</text:span></text:p>
            <text:list text:style-name="a574">
              <text:list-item>
                <text:p text:style-name="a573" text:class-names="" text:cond-style-name=""><text:span text:style-name="a572" text:class-names="">Remove question from submission list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  <draw:g draw:name="Group 28" draw:id="id97">
          <svg:title/>
          <svg:desc/>
          <draw:custom-shape svg:x="6.13809in" svg:y="0.80963in" svg:width="4.7791in" svg:height="5.30963in" draw:id="id102" draw:style-name="a597" draw:name="Rectangle 29">
            <svg:title/>
            <svg:desc/>
            <text:p text:style-name="a596" text:class-names="" text:cond-style-name=""><text:span text:style-name="a5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3809in" svg:y="0.80963in" svg:width="4.7791in" svg:height="0.39659in" draw:id="id103" draw:style-name="a603" draw:name="Rectangle 30">
            <svg:title/>
            <svg:desc/>
            <text:p text:style-name="a602" text:class-names="" text:cond-style-name=""><text:span text:style-name="a598" text:class-names="">Nav – (</text:span><text:span text:style-name="a599" text:class-names="">HomePage</text:span><text:span text:style-name="a600" text:class-names="">, Moderator (login), Quiz Page, Add Quiz data)</text:span><text:span text:style-name="a6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3809in" svg:y="1.20622in" svg:width="1.09746in" svg:height="4.91304in" draw:id="id104" draw:style-name="a606" draw:name="Rectangle 31">
            <svg:title/>
            <svg:desc/>
            <text:p text:style-name="a605" text:class-names="" text:cond-style-name=""><text:span text:style-name="a6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8" draw:style-name="a582" draw:name="TextBox 32" svg:x="7.46555in" svg:y="2.17787in" svg:width="1.54362in" svg:height="0.23561in">
          <draw:text-box>
            <text:p text:style-name="a581" text:class-names="" text:cond-style-name=""><text:span text:style-name="a579" text:class-names="">Enter Question Here</text:span><text:span text:style-name="a580" text:class-names=""/></text:p>
          </draw:text-box>
          <svg:title/>
          <svg:desc/>
        </draw:frame>
        <draw:custom-shape svg:x="7.65626in" svg:y="1.26816in" svg:width="2.58963in" svg:height="0.70684in" draw:id="id99" draw:style-name="a586" draw:name="Rectangle 33">
          <svg:title/>
          <svg:desc/>
          <text:p text:style-name="a585" text:class-names="" text:cond-style-name=""><text:span text:style-name="a583" text:class-names="">Submission</text:span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590" draw:name="TextBox 34" svg:x="7.46555in" svg:y="2.5244in" svg:width="1.54362in" svg:height="0.23561in">
          <draw:text-box>
            <text:p text:style-name="a589" text:class-names="" text:cond-style-name=""><text:span text:style-name="a587" text:class-names="">Enter Answer to Question<text:s text:c="1"/></text:span><text:span text:style-name="a588" text:class-names=""/></text:p>
          </draw:text-box>
          <svg:title/>
          <svg:desc/>
        </draw:frame>
        <draw:custom-shape svg:x="7.39145in" svg:y="2.91514in" svg:width="1.016in" svg:height="0.32552in" draw:id="id101" draw:style-name="a594" draw:name="Oval 36">
          <svg:title/>
          <svg:desc/>
          <text:p text:style-name="a593" text:class-names="" text:cond-style-name=""><text:span text:style-name="a591" text:class-names="">Submit</text:span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Christopher Nickels</meta:initial-creator>
    <dc:creator>Christopher Nickels</dc:creator>
    <meta:creation-date>2021-10-28T09:44:36Z</meta:creation-date>
    <dc:date>2021-10-28T09:49:39Z</dc:date>
    <meta:editing-cycles>1</meta:editing-cycles>
    <meta:editing-duration>PT302S</meta:editing-duration>
    <meta:document-statistic meta:paragraph-count="44" meta:word-count="207"/>
  </office:meta>
</office:document-meta>
</file>